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149cm" style:rel-column-width="10857*"/>
    </style:style>
    <style:style style:name="Table1.B" style:family="table-column">
      <style:table-column-properties style:column-width="15.852cm" style:rel-column-width="54678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style:font-name-asian="Times New Roman1" style:font-name-complex="Times New Roman1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771cm" svg:height="0.771cm" draw:z-index="0"><draw:image xlink:href="../../odt/images/0200.png" xlink:type="simple" xlink:show="embed" xlink:actuate="onLoad"/></draw:frame></text:p>
          </table:table-cell>
          <table:table-cell table:style-name="Table1.B1" office:value-type="string">
            <text:h text:style-name="P2" text:outline-level="1">Задержка на шаг интегрирования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9">C</text:span><text:span text:style-name="T12">и</text:span> 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85cm" svg:height="1.431cm" draw:z-index="1"><draw:image xlink:href="../../odt/images/0200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1">Блок </text:span><text:span text:style-name="T7">реализует задержку входной величины на один шаг моделирования (интегрирования):</text:span></text:p>
            <text:p text:style-name="P6"><text:span text:style-name="T7"><draw:frame draw:style-name="fr3" draw:name="Object1" text:anchor-type="as-char" svg:width="3.535cm" svg:height="0.621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7">,</text:span></text:p>
            <text:p text:style-name="P5"><text:span text:style-name="T7">где</text:span><text:span text:style-name="T7"><draw:frame draw:style-name="fr3" draw:name="Объект2" text:anchor-type="as-char" svg:width="2.157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–</text:span><text:span text:style-name="T10"> i-</text:span><text:span text:style-name="T13">ый элемент входного сигнала в блок на предыдущем шаге моделирования, </text:span><text:span text:style-name="T7"><draw:frame draw:style-name="fr3" draw:name="Объект4" text:anchor-type="as-char" svg:width="1.182cm" svg:height="0.62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7">– элемент выходного сигнала из блока.</text:span></text:p>
            <text:p text:style-name="P5"><text:span text:style-name="T14">Свойства</text:span>:</text:p>
            <text:list xml:id="list6857390996145896347" text:style-name="L1">
              <text:list-item>
                <text:p text:style-name="P7">Развязка алгебраических петель – флаг, показывающий как должен сортироваться блок. Если указано что должен, то блок будет отсортирован в первую очередь. Другими словами это означает, что блок используется для развязки алгебраических петель.</text:p>
              </text:list-item>
              <text:list-item>
                <text:p text:style-name="P7">Начальные условия – начальные условия (вектор начальных условий) на выходе блока на первом шаге задачи.</text:p>
              </text:list-item>
            </text:list>
            <text:p text:style-name="P5"><text:span text:style-name="T8">Примечание:</text:span><text:span text:style-name="T6"> по умолчанию блок реализует задержку скалярного входного сигнала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держка на шаг интегрирования</dc:title>
    <dc:date>2014-12-01T18:16:45.24</dc:date>
    <meta:generator>OpenOffice/4.1.1$Win32 OpenOffice.org_project/411m6$Build-9775</meta:generator>
    <meta:editing-duration>PT2H5M52S</meta:editing-duration>
    <meta:editing-cycles>59</meta:editing-cycles>
    <meta:document-statistic meta:table-count="1" meta:image-count="2" meta:object-count="3" meta:page-count="1" meta:paragraph-count="13" meta:word-count="101" meta:character-count="702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u</mi>
          <mi>i</mi>
        </msub>
      </mrow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y_i(t) = u_i(t - %DELTA t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u_i(t- %DELTA t)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